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7e0021" fo:font-weight="normal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 style:font-name="Calibri"/>
    </style:style>
    <style:style style:name="T10" style:family="text">
      <style:text-properties fo:color="#800000" style:font-name="Calibri" fo:font-weight="normal" style:font-weight-asian="normal" style:font-weight-complex="normal"/>
    </style:style>
    <style:style style:name="T11" style:family="text">
      <style:text-properties fo:color="#000000" style:font-name="Calibri"/>
    </style:style>
    <style:style style:name="T12" style:family="text">
      <style:text-properties fo:color="#000000" style:font-name="Calibri" fo:font-weight="bold" style:font-weight-asian="bold" style:font-weight-complex="bold"/>
    </style:style>
    <style:style style:name="T13" style:family="text"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Calibri" fo:font-size="12pt" style:font-size-asian="12pt" style:font-size-complex="12pt"/>
    </style:style>
    <style:style style:name="T15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7e0021" style:font-name="Calibri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span text:style-name="T1">Carlos Manuel Martínez Pomares. 2º DAM (Semipresencial).<text:tab/></text:span></text:p>
      <text:p text:style-name="Standard"><text:span text:style-name="T1"/></text:p>
      <text:p text:style-name="Standard"><text:span text:style-name="T8"><text:tab/></text:span><text:span text:style-name="T2">DESING THINKING</text:span></text:p>
      <text:p text:style-name="Standard"><text:span text:style-name="T2"><text:tab/></text:span></text:p>
      <text:p text:style-name="Standard"><text:span text:style-name="T2"><text:tab/></text:span><text:span text:style-name="T3">Las fases del proceso que he usado para desarrollar la idea de empresa siguiendo la tecnica <text:tab/>de desing thinkin han sido:</text:span></text:p>
      <text:p text:style-name="Standard"><text:span text:style-name="T3"><text:tab/>Entrevistamos al propietario de una empresa de call center y creamos un mapa de empatia <text:tab/>con los siguienbtes datos.</text:span></text:p>
      <text:p text:style-name="P1"><text:span text:style-name="T1"><text:tab/></text:span><text:span text:style-name="T4">EMPATIZAR</text:span></text:p>
      <text:p text:style-name="P1"><text:span text:style-name="T1"><text:tab/></text:span><text:span text:style-name="T1">¿Que piensa y siente?:</text:span></text:p>
      <text:p text:style-name="P1"><text:span text:style-name="T3"><text:tab/></text:span><text:span text:style-name="T10">Quiere gastar menos en energia.</text:span></text:p>
      <text:p text:style-name="P1"><text:span text:style-name="T10"><text:tab/>Cree que casi todo el gasto es por la climatización.</text:span></text:p>
      <text:p text:style-name="P1"><text:span text:style-name="T3"><text:tab/></text:span><text:span text:style-name="T1">¿Que oye?:</text:span></text:p>
      <text:p text:style-name="P1"><text:span text:style-name="T3"><text:tab/></text:span><text:span text:style-name="T10">Sus empleados se quejan del aire acondicionado constantemente.</text:span></text:p>
      <text:p text:style-name="P1"><text:span text:style-name="T10"><text:tab/>Su contable le hace incapie en que las facturas de la electricidad son altas</text:span></text:p>
      <text:p text:style-name="P1"><text:span text:style-name="T3"><text:tab/></text:span><text:span text:style-name="T1">¿Que ve?:</text:span></text:p>
      <text:p text:style-name="P1"><text:span text:style-name="T1"><text:tab/></text:span><text:span text:style-name="T10">En otras empresas y edificios siente confort a nivel de climatización que no siente en el <text:tab/>suyo.</text:span></text:p>
      <text:p text:style-name="P1"><text:span text:style-name="T10"><text:tab/>Las empresas de la competencia pagan facturas mucho menores que en la suya.</text:span></text:p>
      <text:p text:style-name="P1"><text:span text:style-name="T9"><text:tab/></text:span><text:span text:style-name="T11">¿Que dice y hace?:</text:span></text:p>
      <text:p text:style-name="P1"><text:span text:style-name="T11"><text:tab/></text:span><text:span text:style-name="T16">Dice que la solución podria ser limitar el uso del aire a unas horas determinadas,</text:span></text:p>
      <text:p text:style-name="P2"><text:span text:style-name="T1"><text:tab/>para intentar ahorrar en energia.</text:span></text:p>
      <text:p text:style-name="P2"><text:span text:style-name="T1"><text:tab/>Ha puesto programadores horarios a la climatizacion en todas sus fabricas.</text:span></text:p>
      <text:p text:style-name="P2"><text:span text:style-name="T1"><text:tab/></text:span><text:span text:style-name="T12">ESFUERZOS</text:span></text:p>
      <text:p text:style-name="P2"><text:span text:style-name="T12"><text:tab/></text:span><text:span text:style-name="T1">No consiguie ahorrar en la factura y ademas los empleados se quejan más de las franjas <text:tab/>horarias donde no va el aire.</text:span></text:p>
      <text:p text:style-name="P2"><text:span text:style-name="T1"><text:tab/></text:span><text:span text:style-name="T12">RESULTADOS</text:span></text:p>
      <text:p text:style-name="P2"><text:span text:style-name="T12"><text:tab/></text:span><text:span text:style-name="T1">Ahorrar en la factura de la luz y conseguir un confort en sus instalaciones.</text:span></text:p>
      <text:p text:style-name="P2"><text:span text:style-name="T1"/></text:p>
      <text:p text:style-name="P2"><text:span text:style-name="T1"><text:tab/></text:span><text:span text:style-name="T13">DEFINIR </text:span></text:p>
      <text:p text:style-name="P2"><text:span text:style-name="T15"><text:tab/></text:span><text:span text:style-name="T6">Despues de analizar los resultados se nos ocurrio la idea de una app para gestionar y <text:tab/>controlar el clima a tiempo real basandonos en mediciones .</text:span></text:p>
      <text:p text:style-name="P2"><text:span text:style-name="T6"/></text:p>
      <text:p text:style-name="P2"><text:span text:style-name="T6"><text:tab/></text:span><text:span text:style-name="T13">IDEAR</text:span></text:p>
      <text:p text:style-name="P2"><text:span text:style-name="T13"><text:tab/></text:span><text:span text:style-name="T6">Aqui utilizamos el Brain Storming y salio la app los sistemas de medicion y el algoritmo.</text:span></text:p>
      <text:p text:style-name="P2"><text:span text:style-name="T6"/></text:p>
      <text:p text:style-name="P2"><text:span text:style-name="T6"><text:tab/></text:span><text:span text:style-name="T13">PROTOTIPAR</text:span></text:p>
      <text:p text:style-name="P2"><text:span text:style-name="T6"><text:tab/>Hicimos una app para nuestra vivienda, instalamos unos sensores y aplicamos el algoritmo.</text:span></text:p>
      <text:p text:style-name="P2"><text:span text:style-name="T6"/></text:p>
      <text:p text:style-name="P2"><text:span text:style-name="T6"><text:tab/></text:span><text:span text:style-name="T13">TESTEAR</text:span></text:p>
      <text:p text:style-name="P2"><text:span text:style-name="T13"><text:tab/></text:span><text:span text:style-name="T6">Probamos el prototipo y testeamos si habia habido un arorro tras un mes de prueb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4M39S</meta:editing-duration>
    <meta:editing-cycles>3</meta:editing-cycles>
    <meta:generator>OpenOffice/4.1.11$Win32 OpenOffice.org_project/4111m1$Build-9808</meta:generator>
    <dc:date>2022-10-02T21:27:00.55</dc:date>
    <meta:document-statistic meta:table-count="0" meta:image-count="0" meta:object-count="0" meta:page-count="1" meta:paragraph-count="31" meta:word-count="272" meta:character-count="1635"/>
    <dc:creator>Carlos Manuel Martinez Pomares</dc:creator>
    <meta:user-defined meta:name="Info 1"/>
    <meta:user-defined meta:name="Info 2"/>
    <meta:user-defined meta:name="Info 3"/>
    <meta:user-defined meta:name="Info 4"/>
  </office:meta>
</office:document-meta>
</file>